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MS Shell Dlg 2" svg:font-family="'MS Shell Dlg 2'"/>
    <style:font-face style:name="Segoe MDL2 Assets1" svg:font-family="'Segoe MDL2 Asset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MDL2 Assets" svg:font-family="'Segoe MDL2 Asset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2b2b2" draw:opacity="100%" draw:textarea-horizontal-align="justify" draw:textarea-vertical-align="middle" draw:auto-grow-height="false" fo:min-height="2.631cm" fo:min-width="5.227cm"/>
    </style:style>
    <style:style style:name="gr2" style:family="graphic" style:parent-style-name="standard">
      <style:graphic-properties draw:textarea-horizontal-align="justify" draw:textarea-vertical-align="middle" draw:auto-grow-height="false" fo:min-height="2.631cm" fo:min-width="5.227cm"/>
    </style:style>
    <style:style style:name="gr3" style:family="graphic" style:parent-style-name="standard">
      <style:graphic-properties draw:stroke="solid" svg:stroke-width="0.035cm" svg:stroke-color="#b2b2b2" draw:marker-start-width="0.252cm" draw:marker-end-width="0.252cm" svg:stroke-opacity="20%" draw:fill-color="#333333" draw:opacity="100%" draw:textarea-horizontal-align="justify" draw:textarea-vertical-align="middle" draw:auto-grow-height="false" fo:min-height="8.64cm" fo:min-width="8.644cm" fo:padding-top="0.142cm" fo:padding-bottom="0.142cm" fo:padding-left="0.267cm" fo:padding-right="0.267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objectwithoutfill">
      <style:graphic-properties svg:stroke-width="0.035cm" svg:stroke-color="#ffffff" draw:marker-start-width="0.253cm" draw:marker-end-width="0.253cm" draw:fill="solid" draw:textarea-vertical-align="middle" fo:padding-top="0.143cm" fo:padding-bottom="0.143cm" fo:padding-left="0.268cm" fo:padding-right="0.268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35cm" svg:stroke-color="#000000" draw:marker-start-width="0.253cm" draw:marker-end-width="0.253cm" draw:fill="solid" draw:textarea-vertical-align="middle" fo:padding-top="0.143cm" fo:padding-bottom="0.143cm" fo:padding-left="0.268cm" fo:padding-right="0.268cm"/>
    </style:style>
    <style:style style:name="gr8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1.543cm" fo:min-width="2.913cm"/>
    </style:style>
    <style:style style:name="gr10" style:family="graphic" style:parent-style-name="standard">
      <style:graphic-properties draw:stroke="none" draw:fill-color="#000000" draw:textarea-horizontal-align="justify" draw:textarea-vertical-align="middle" draw:auto-grow-height="false" fo:min-height="1.543cm" fo:min-width="2.913cm"/>
    </style:style>
    <style:style style:name="P1" style:family="paragraph">
      <loext:graphic-properties draw:fill-color="#b2b2b2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333333" draw:opacity="100%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727cm" svg:height="2.881cm" svg:x="0.943cm" svg:y="3.7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27cm" svg:height="2.881cm" svg:x="0.943cm" svg:y="0.906cm">
          <text:p/>
          <draw:enhanced-geometry svg:viewBox="0 0 21600 21600" draw:type="rectangle" draw:enhanced-path="M 0 0 L 21600 0 21600 21600 0 21600 0 0 Z N"/>
        </draw:custom-shape>
        <draw:path draw:style-name="gr3" draw:text-style-name="P3" draw:layer="layout" svg:width="7.619cm" svg:height="7.619cm" svg:x="0cm" svg:y="0cm" svg:viewBox="0 0 7620 7620" svg:d="M5241 1312c-456-263-903-382-1429-382s-973 119-1429 382c-455 263-783 591-1046 1046-263 456-383 903-382 1429 0 526 119 973 382 1429 263 455 591 783 1046 1046 456 263 903 383 1429 383s973-120 1429-383c455-263 783-591 1046-1046 263-456 383-903 383-1429s-120-973-383-1429c-263-455-591-783-1046-1046zM7620 6955c-6 111-38 218-93 314-62 107-151 196-257 258-97 55-204 87-315 93h-6289c-111-6-218-38-314-93-107-62-196-151-258-257-62-107-94-229-94-352v-1-6214c0-123 32-245 94-351 62-107 151-196 257-258 107-62 229-94 352-94h6215c123 0 245 32 351 94 107 62 196 151 258 257 55 97 87 204 93 315z">
          <text:p/>
        </draw:path>
        <draw:line draw:style-name="gr4" draw:text-style-name="P4" draw:layer="layout" svg:x1="0.956cm" svg:y1="5.376cm" svg:x2="1.337cm" svg:y2="5.249cm">
          <text:p/>
        </draw:line>
        <draw:line draw:style-name="gr5" draw:text-style-name="P4" draw:layer="layout" svg:x1="0.939cm" svg:y1="5.426cm" svg:x2="1.316cm" svg:y2="5.213cm">
          <text:p/>
        </draw:line>
        <draw:line draw:style-name="gr5" draw:text-style-name="P4" draw:layer="layout" svg:x1="0.566cm" svg:y1="3.778cm" svg:x2="0.943cm" svg:y2="3.778cm">
          <text:p/>
        </draw:line>
        <draw:line draw:style-name="gr5" draw:text-style-name="P4" draw:layer="layout" svg:x1="2.161cm" svg:y1="6.645cm" svg:x2="2.364cm" svg:y2="6.293cm">
          <text:p/>
        </draw:line>
        <draw:line draw:style-name="gr5" draw:text-style-name="P4" draw:layer="layout" svg:x1="2.74cm" svg:y1="6.737cm" svg:x2="2.824cm" svg:y2="6.493cm">
          <text:p/>
        </draw:line>
        <draw:line draw:style-name="gr5" draw:text-style-name="P4" draw:layer="layout" svg:x1="3.273cm" svg:y1="6.867cm" svg:x2="3.315cm" svg:y2="6.623cm">
          <text:p/>
        </draw:line>
        <draw:custom-shape draw:style-name="gr6" draw:text-style-name="P5" draw:layer="layout" svg:width="0.298cm" svg:height="0.323cm" svg:x="3.667cm" svg:y="6.64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4" draw:layer="layout" svg:x1="6.677cm" svg:y1="5.371cm" svg:x2="6.296cm" svg:y2="5.244cm">
          <text:p/>
        </draw:line>
        <draw:line draw:style-name="gr5" draw:text-style-name="P4" draw:layer="layout" svg:x1="6.694cm" svg:y1="5.421cm" svg:x2="6.317cm" svg:y2="5.208cm">
          <text:p/>
        </draw:line>
        <draw:line draw:style-name="gr5" draw:text-style-name="P4" draw:layer="layout" svg:x1="7.067cm" svg:y1="3.773cm" svg:x2="6.69cm" svg:y2="3.773cm">
          <text:p/>
        </draw:line>
        <draw:line draw:style-name="gr5" draw:text-style-name="P4" draw:layer="layout" svg:x1="5.472cm" svg:y1="6.64cm" svg:x2="5.269cm" svg:y2="6.288cm">
          <text:p/>
        </draw:line>
        <draw:line draw:style-name="gr5" draw:text-style-name="P4" draw:layer="layout" svg:x1="4.893cm" svg:y1="6.732cm" svg:x2="4.809cm" svg:y2="6.488cm">
          <text:p/>
        </draw:line>
        <draw:line draw:style-name="gr5" draw:text-style-name="P4" draw:layer="layout" svg:x1="4.36cm" svg:y1="6.862cm" svg:x2="4.318cm" svg:y2="6.618cm">
          <text:p/>
        </draw:line>
        <draw:line draw:style-name="gr5" draw:text-style-name="P4" draw:layer="layout" svg:x1="1.29cm" svg:y1="4.509cm" svg:x2="6.389cm" svg:y2="4.507cm">
          <text:p/>
        </draw:line>
        <draw:line draw:style-name="gr5" draw:text-style-name="P4" draw:layer="layout" svg:x1="1.486cm" svg:y1="5.281cm" svg:x2="6.126cm" svg:y2="5.279cm">
          <text:p/>
        </draw:line>
        <draw:line draw:style-name="gr5" draw:text-style-name="P4" draw:layer="layout" svg:x1="2.172cm" svg:y1="6.032cm" svg:x2="5.45cm" svg:y2="6.03cm">
          <text:p/>
        </draw:line>
        <draw:line draw:style-name="gr5" draw:text-style-name="P4" draw:layer="layout" svg:x1="1.048cm" svg:y1="3.787cm" svg:x2="6.583cm" svg:y2="3.787cm">
          <text:p/>
        </draw:line>
        <draw:line draw:style-name="gr7" draw:text-style-name="P4" draw:layer="layout" svg:x1="1.286cm" svg:y1="3.029cm" svg:x2="6.385cm" svg:y2="3.027cm">
          <text:p/>
        </draw:line>
        <draw:line draw:style-name="gr7" draw:text-style-name="P4" draw:layer="layout" svg:x1="1.562cm" svg:y1="2.166cm" svg:x2="6.072cm" svg:y2="2.164cm">
          <text:p/>
        </draw:line>
        <draw:line draw:style-name="gr7" draw:text-style-name="P4" draw:layer="layout" svg:x1="2.388cm" svg:y1="1.512cm" svg:x2="5.274cm" svg:y2="1.51cm">
          <text:p/>
        </draw:line>
        <draw:custom-shape draw:style-name="gr8" draw:text-style-name="P5" draw:layer="layout" svg:width="0.298cm" svg:height="0.323cm" svg:x="3.668cm" svg:y="0.98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0.298cm" svg:height="0.323cm" svg:x="3.658cm" svg:y="6.247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9" draw:text-style-name="P5" draw:layer="layout" svg:width="3.412cm" svg:height="1.792cm" svg:x="2.098cm" svg:y="1.997cm" svg:viewBox="0 0 3413 1793" draw:points="762,1491 2651,1491 2651,0 3413,0 3413,1793 0,1793 0,0 762,0">
          <text:p/>
        </draw:polygon>
        <draw:polygon draw:style-name="gr10" draw:text-style-name="P6" draw:layer="layout" svg:width="3.412cm" svg:height="1.792cm" draw:transform="rotate (-3.14159265358979) translate (5.512cm 5.58cm)" svg:viewBox="0 0 3413 1793" draw:points="2651,1491 762,1491 762,0 0,0 0,1793 3413,1793 3413,0 2651,0">
          <text:p/>
        </draw:polygon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MS Shell Dlg 2" svg:font-family="'MS Shell Dlg 2'"/>
    <style:font-face style:name="Segoe MDL2 Assets1" svg:font-family="'Segoe MDL2 Asset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MDL2 Assets" svg:font-family="'Segoe MDL2 Asset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7T08:23:01.324000000</meta:creation-date>
    <dc:date>2020-05-27T19:49:30.078000000</dc:date>
    <meta:editing-duration>PT17M32S</meta:editing-duration>
    <meta:editing-cycles>4</meta:editing-cycles>
    <meta:generator>LibreOffice/6.3.4.2$Windows_X86_64 LibreOffice_project/60da17e045e08f1793c57c00ba83cdfce946d0aa</meta:generator>
    <meta:document-statistic meta:object-count="27"/>
  </office:meta>
</office:document-meta>
</file>